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itle">
      <style:text-properties officeooo:rsid="00043946" officeooo:paragraph-rsid="000439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如何学习新知识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hang Qiaolun</meta:initial-creator>
    <meta:creation-date>2016-10-01T15:18:29.140656437</meta:creation-date>
    <dc:date>2016-10-01T15:20:21.769472387</dc:date>
    <dc:creator>Zhang Qiaolun</dc:creator>
    <meta:editing-duration>PT1M52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1" meta:word-count="7" meta:character-count="7" meta:non-whitespace-character-count="7"/>
  </office:meta>
</office:document-meta>
</file>